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eab1" officeooo:paragraph-rsid="0017eab1"/>
    </style:style>
    <style:style style:name="P2" style:family="paragraph" style:parent-style-name="Standard">
      <style:text-properties officeooo:rsid="0017eab1" officeooo:paragraph-rsid="0019df0c"/>
    </style:style>
    <style:style style:name="P3" style:family="paragraph" style:parent-style-name="Standard">
      <style:text-properties officeooo:rsid="0019df0c" officeooo:paragraph-rsid="0019df0c"/>
    </style:style>
    <style:style style:name="P4" style:family="paragraph" style:parent-style-name="Standard">
      <style:text-properties officeooo:rsid="001b220a" officeooo:paragraph-rsid="001b220a"/>
    </style:style>
    <style:style style:name="P5" style:family="paragraph" style:parent-style-name="Standard">
      <style:text-properties officeooo:rsid="001bc2d4" officeooo:paragraph-rsid="001bc2d4"/>
    </style:style>
    <style:style style:name="P6" style:family="paragraph" style:parent-style-name="Text_20_body" style:list-style-name="L1"/>
    <style:style style:name="P7" style:family="paragraph" style:parent-style-name="Text_20_body">
      <style:text-properties officeooo:rsid="001b220a" officeooo:paragraph-rsid="001b220a"/>
    </style:style>
    <style:style style:name="P8" style:family="paragraph" style:parent-style-name="Text_20_body" style:list-style-name="L1">
      <style:paragraph-properties fo:margin-top="0in" fo:margin-bottom="0in" loext:contextual-spacing="false"/>
    </style:style>
    <style:style style:name="P9" style:family="paragraph" style:parent-style-name="Heading_20_3">
      <style:text-properties fo:color="#333333" officeooo:rsid="001b220a" officeooo:paragraph-rsid="001b220a"/>
    </style:style>
    <style:style style:name="T1" style:family="text">
      <style:text-properties officeooo:rsid="0017eab1"/>
    </style:style>
    <style:style style:name="T2" style:family="text">
      <style:text-properties officeooo:rsid="0019df0c"/>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span text:style-name="T1">Amazon echo, Alexa, Google Home.. are really cool devices. But after some research you realize that they are really expensive. They often go over 100 euros a box. So to avoid this, why don’t we create our own rawsberry echo?</text:span></text:p>
      <text:p text:style-name="Standard"/>
      <text:p text:style-name="P1">So what do we need to get things started?</text:p>
      <text:p text:style-name="P1"/>
      <text:p text:style-name="P1">- A rawsberry pie</text:p>
      <text:p text:style-name="P1">- A speaker</text:p>
      <text:p text:style-name="P1">- A usb micro or a usb soundcard or a webcam that has mic input in there</text:p>
      <text:p text:style-name="P1">- A button</text:p>
      <text:p text:style-name="P1"/>
      <text:p text:style-name="P1">We need this button because we’re not allowed to use voice activation bithout a button.</text:p>
      <text:p text:style-name="P1"/>
      <text:p text:style-name="P2">We are going to plug this button into GPIO pin 18 and GPIO pin 3. <text:span text:style-name="T2">To make this code work, you have to use Rasbian Jessie</text:span></text:p>
      <text:p text:style-name="P2"/>
      <text:p text:style-name="P2">```</text:p>
      <text:p text:style-name="P3">sudo apt-get update</text:p>
      <text:p text:style-name="P3">sudo apt-get install git</text:p>
      <text:p text:style-name="P3">git clone <text:a xlink:type="simple" xlink:href="https://github.com/novaspirit/AlexaPi" text:style-name="Internet_20_link" text:visited-style-name="Visited_20_Internet_20_Link">https://github.com/novaspirit/AlexaPi</text:a></text:p>
      <text:p text:style-name="P3">cd AlexaPi</text:p>
      <text:p text:style-name="P3">```</text:p>
      <text:p text:style-name="P2"/>
      <text:p text:style-name="P2"/>
      <text:p text:style-name="P2"><text:a xlink:type="simple" xlink:href="https://www.youtube.com/watch?time_continue=7&amp;v=Z1HGJyfoUBE" text:style-name="Internet_20_link" text:visited-style-name="Visited_20_Internet_20_Link"><text:span text:style-name="T2">https://www.youtube.com/watch?time_continue=7&amp;v=Z1HGJyfoUBE</text:span></text:a></text:p>
      <text:p text:style-name="P3"><text:a xlink:type="simple" xlink:href="https://github.com/alexa-pi/AlexaPi" text:style-name="Internet_20_link" text:visited-style-name="Visited_20_Internet_20_Link">https://github.com/alexa-pi/AlexaPi</text:a></text:p>
      <text:p text:style-name="P4"><text:a xlink:type="simple" xlink:href="https://stevenhickson.blogspot.fr/2013/04/voice-control-on-raspberry-pi.html" text:style-name="Internet_20_link" text:visited-style-name="Visited_20_Internet_20_Link">https://stevenhickson.blogspot.fr/2013/04/voice-control-on-raspberry-pi.html</text:a></text:p>
      <text:p text:style-name="P4">USB Webcam with inbuilt mic</text:p>
      <text:p text:style-name="P4"/>
      <text:h text:style-name="P9" text:outline-level="3">Step 1: Checking Your Microphone</text:h>
      <text:p text:style-name="Text_20_body">You need to first check whether your microphone records properly and if the mic volumes, etc are high. First, check if your webcam or microphone is listed using the command “<text:span text:style-name="Strong_20_Emphasis">lsusb</text:span>“. Check if your mic/webcam comes up on the list.</text:p>
      <text:p text:style-name="Text_20_body">Next, we need to set the mic recording volume high. To do this, enter the command “<text:span text:style-name="Strong_20_Emphasis">alsamixer</text:span>” in the terminal. A neat graphical interface shows up, press the up/down arrow keys to set the volume. Press F6 (all), then select the webcam or mic from the list. Then again use the up arrow key to set the recording volume too high.</text:p>
      <text:p text:style-name="P4">Now, you need to check if the recording takes place properly. Use the command “<text:span text:style-name="Strong_20_Emphasis">arecord -l</text:span>” to check if your mic/webcam is listed. Then, use the command “<text:span text:style-name="Strong_20_Emphasis">arecord -D plughw:1,0 test.wav</text:span>” to record sound. The sound will be recorded in the file “test.wav”. To listen to it, plug in your headphones to the pi and enter the command “<text:span text:style-name="Strong_20_Emphasis">aplay test.wav</text:span>” in the terminal. If you’re able to hear the sound, your microphones works perfectly, else try adjusting the volumes and repeat the previous steps.</text:p>
      <text:p text:style-name="P4"/>
      <text:h text:style-name="P9" text:outline-level="3">STEP 2: Installing the Voice Recognition Software for Raspberry Pi</text:h>
      <text:p text:style-name="Text_20_body">This software was created by Steven Hickson and utilizes Google voice API. To install this software, execute the following commands one after the other:</text:p>
      <text:list xml:id="list4202831292997779744" text:style-name="L1">
        <text:list-item>
          <text:p text:style-name="P8"><text:soft-page-break/><text:span text:style-name="Strong_20_Emphasis">wget –no-check-certificate “http://goo.gl/KrwrBa” -O PiAUISuite.tar.gz</text:span></text:p>
        </text:list-item>
        <text:list-item>
          <text:p text:style-name="P8"><text:span text:style-name="Strong_20_Emphasis">tar -xvzf PiAUISuite.tar.gz</text:span> </text:p>
        </text:list-item>
        <text:list-item>
          <text:p text:style-name="P8"><text:span text:style-name="Strong_20_Emphasis">cd PiAUISuite/Install/</text:span></text:p>
        </text:list-item>
        <text:list-item>
          <text:p text:style-name="P6"><text:span text:style-name="Strong_20_Emphasis">sudo ./InstallAUISuite.sh</text:span> </text:p>
        </text:list-item>
      </text:list>
      <text:p text:style-name="Text_20_body">Please, not that the wget command in the first line uses two dashes (- -) before “no-check”. During the installation, several questions shall pop up. You need to read these carefully and press y/n accordingly. I would recommend you to press y for all of them.Some of the questions include: Do you want to set a keyword? (Keyword is a voice command like a name, the system gets activated only when first use this command), Do you want to set filler flag to zero? (Press y, else you will always hear “Filler Fill” before every speech response from the pi) , Do you want to install youtube-dl? (A terminal service for playing youtube videos), etc. Options for changing the listening duration and system response is also presented during the installation. Read carefully each of these questions and respond accordingly.</text:p>
      <text:p text:style-name="P4"/>
      <text:h text:style-name="P9" text:outline-level="3">STEP 3: Using the Voice Control Software and Setting up Your Own Commands</text:h>
      <text:p text:style-name="Text_20_body">You can verify the voice to text conversion by running “<text:span text:style-name="Strong_20_Emphasis">./speech-recog.sh</text:span>” in the directory: /home/pi/PiAUISuite/VoiceCommand. The software is activated to run continuously when you execute the command “<text:span text:style-name="Strong_20_Emphasis">sudo</text:span> <text:span text:style-name="Strong_20_Emphasis">voicecommand -c</text:span>” in the terminal. By default, the keyword used to activate it is “Pi” , only when you say this when its listening can you execute the other commands.Check the video below to get a feel of the software.</text:p>
      <text:p text:style-name="Text_20_body">I would recommend changing the keyword from “Pi” to something else, as the system usually interpreted it for me as “Hi”.You can change the keyword and other voice commands and actions by opening the commands configuration file. This can be done by entering the command “<text:span text:style-name="Strong_20_Emphasis">voicecommand -e</text:span>“.Inside this, you can see various options for setting the keyword, the speech response , : etc. Please remove the “#” before the lines in the file while changing them.</text:p>
      <text:p text:style-name="P7">Here, each command is linked to a particular action. Eg: “Youtube==youtube-search …” , here when you say for example “Youtube android” , it runs the command “<text:span text:style-name="Strong_20_Emphasis">youtube-search android</text:span>” in the bash. The “…” stands for anything you say after the command “Youtube”. In case of the voice command definition : “play  $1 season $2 episode $3 =playvideo -s $2 -e $3 $1” , here when you say for example “play Big bang Theory season 1 episode 4”, it executes the command “<text:span text:style-name="Strong_20_Emphasis">playvideo -s 1 -e 4 Big Bang Theory</text:span>“, i.e., it plays the 4th episode of the 1st season of Big Bang Theory.</text:p>
      <text:p text:style-name="Text_20_body">So, if you want to add a new voice command to this, for examp a voice command “Check internet” that uses “ping” to check your internet connection. Then in the configuration file, enter a line like this “Check internet==ping google.com”. It executes “<text:span text:style-name="Strong_20_Emphasis">ping google.com</text:span>” when you say “Check internet”.</text:p>
      <text:p text:style-name="P5">https://recast.ai/blog/alexa-skill-tuto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3:58:48.218946545</meta:creation-date>
    <meta:editing-duration>PT1H31M20S</meta:editing-duration>
    <meta:editing-cycles>2</meta:editing-cycles>
    <meta:generator>LibreOffice/5.1.6.2$Linux_X86_64 LibreOffice_project/10m0$Build-2</meta:generator>
    <dc:date>2017-12-08T16:14:41.826809449</dc:date>
    <meta:document-statistic meta:table-count="0" meta:image-count="0" meta:object-count="0" meta:page-count="2" meta:paragraph-count="35" meta:word-count="828" meta:character-count="5002" meta:non-whitespace-character-count="4209"/>
  </office:meta>
</office:document-meta>
</file>